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 style:master-page-name="Standard">
      <style:paragraph-properties fo:margin-top="0.4cm" fo:margin-bottom="0.4cm" style:contextual-spacing="false" fo:line-height="115%" fo:text-align="justify" style:justify-single-word="false" style:page-number="auto" style:writing-mode="rl-tb"/>
      <style:text-properties fo:color="#ffff00" loext:opacity="100%" style:font-name="IRANMarker" fo:font-size="14pt" fo:language="en" fo:country="US" fo:font-weight="normal" officeooo:rsid="002a2003" officeooo:paragraph-rsid="002a2003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2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f6fb9" officeooo:paragraph-rsid="0036154d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3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f6fb9" officeooo:paragraph-rsid="002f6fb9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4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a2003" officeooo:paragraph-rsid="002a2003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5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2e10a2" officeooo:paragraph-rsid="0037ef3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6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7ef32" officeooo:paragraph-rsid="0037ef32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7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42a85" officeooo:paragraph-rsid="00342a85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8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a6ef4" officeooo:paragraph-rsid="003a6ef4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P9" style:family="paragraph" style:parent-style-name="Standard" style:list-style-name="L1">
      <style:paragraph-properties fo:margin-top="0.4cm" fo:margin-bottom="0.4cm" style:contextual-spacing="false" fo:line-height="115%" fo:text-align="justify" style:justify-single-word="false" style:writing-mode="rl-tb"/>
      <style:text-properties fo:color="#ffff00" loext:opacity="100%" style:font-name="IRANMarker" fo:font-size="14pt" fo:language="en" fo:country="US" fo:font-weight="normal" officeooo:rsid="003d8a51" officeooo:paragraph-rsid="003d8a51" style:letter-kerning="true" style:font-name-asian="NSimSun" style:font-size-asian="14pt" style:language-asian="zh" style:country-asian="CN" style:font-weight-asian="normal" style:font-name-complex="IRANMarker" style:font-size-complex="14pt" style:language-complex="fa" style:country-complex="IR" style:font-weight-complex="normal"/>
    </style:style>
    <style:style style:name="T1" style:family="text">
      <style:text-properties officeooo:rsid="002c1357"/>
    </style:style>
    <style:style style:name="T2" style:family="text">
      <style:text-properties officeooo:rsid="003075cf"/>
    </style:style>
    <style:style style:name="T3" style:family="text">
      <style:text-properties officeooo:rsid="00342a85"/>
    </style:style>
    <style:style style:name="T4" style:family="text">
      <style:text-properties officeooo:rsid="0036154d"/>
    </style:style>
    <style:style style:name="T5" style:family="text">
      <style:text-properties officeooo:rsid="0037ef32"/>
    </style:style>
    <style:style style:name="T6" style:family="text">
      <style:text-properties officeooo:rsid="0039d997"/>
    </style:style>
    <style:style style:name="T7" style:family="text">
      <style:text-properties officeooo:rsid="003a2d5d"/>
    </style:style>
    <style:style style:name="T8" style:family="text">
      <style:text-properties officeooo:rsid="003a6ef4"/>
    </style:style>
    <style:style style:name="T9" style:family="text">
      <style:text-properties officeooo:rsid="003d8a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6cm" fo:text-indent="-0.635cm" fo:margin-left="0.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63cm" fo:text-indent="-0.635cm" fo:margin-left="1.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075cm" fo:text-indent="-0.635cm" fo:margin-left="6.0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4021046" text:style-name="L1">
        <text:list-item>
          <text:p text:style-name="P1">با کلیک روی دکمه Start بازی شروع شود.</text:p>
        </text:list-item>
        <text:list-item>
          <text:p text:style-name="P2">کنترل زمان<text:span text:style-name="T4">:</text:span></text:p>
          <text:list>
            <text:list-item>
              <text:p text:style-name="P2">زمان باید از صفر به شصف افزایش یاب<text:span text:style-name="T4">د.</text:span></text:p>
            </text:list-item>
            <text:list-item>
              <text:p text:style-name="P2"><text:span text:style-name="T3">با به پایان رسیدن یک مرحله</text:span><text:span text:style-name="T4">، یک مرحله</text:span><text:span text:style-name="T3"> به جلو برود</text:span><text:span text:style-name="T4">.</text:span></text:p>
            </text:list-item>
            <text:list-item>
              <text:p text:style-name="P2"><text:span text:style-name="T3">با به پایان رسیدن زمان یک مرحله، بازی متوقف و یک دکمه در </text:span><text:span text:style-name="T4">Game Box</text:span><text:span text:style-name="T3"> برای رفتن به مرحله بعد</text:span><text:span text:style-name="T7">و یک دکمه برای شروغ مجدد بازی</text:span><text:span text:style-name="T3"> نشان داده شود.</text:span></text:p>
            </text:list-item>
          </text:list>
        </text:list-item>
        <text:list-item>
          <text:p text:style-name="P4">بررسی کردن <text:span text:style-name="T5">اوضاع</text:span> <text:span text:style-name="T8">3</text:span><text:span text:style-name="T4"> گانه بازی</text:span> و <text:span text:style-name="T1">استفاده از اشیاء جداگانه برای انجام هر عملی</text:span> نسبت به این <text:span text:style-name="T5">اوضاع</text:span> (هنگام فشردن کلید یا کلیک روی دکمه ها)</text:p>
          <text:list>
            <text:list-item>
              <text:p text:style-name="P5">Play:</text:p>
              <text:list>
                <text:list-item>
                  <text:p text:style-name="P5">کنترل تایپ کردن و نشان دادن عکس العمل های مناسب<text:span text:style-name="T6"> (Event برای تایپ کردن است).</text:span></text:p>
                </text:list-item>
                <text:list-item>
                  <text:p text:style-name="P6">نمایش دکمه <text:s/><text:span text:style-name="T8">Stop</text:span></text:p>
                </text:list-item>
              </text:list>
            </text:list-item>
            <text:list-item>
              <text:p text:style-name="P5">End:</text:p>
              <text:list>
                <text:list-item>
                  <text:p text:style-name="P9">این خود شامل دو قسمت است، یک پایان، یعنی رسیدن به پایان مرحله آخر و یک پایان یعنی Game Over شدن.</text:p>
                </text:list-item>
                <text:list-item>
                  <text:p text:style-name="P6">نمایش دکمه<text:span text:style-name="T8"> Again</text:span> برای شروع مجدد بازی.</text:p>
                </text:list-item>
                <text:list-item>
                  <text:p text:style-name="P8">نمایش یک پیام<text:span text:style-name="T9"> متناسب با نوع پایان بازی مانند</text:span> «شما برنده شدید»<text:span text:style-name="T9"> ویا «شما باختید»</text:span></text:p>
                </text:list-item>
              </text:list>
            </text:list-item>
            <text:list-item>
              <text:p text:style-name="P5">Start:</text:p>
              <text:list>
                <text:list-item>
                  <text:p text:style-name="P5"><text:soft-page-break/>نمایش صفحه بازی در حالت اولیه</text:p>
                </text:list-item>
                <text:list-item>
                  <text:p text:style-name="P6">نمایش یک دکمه برای شروع.</text:p>
                </text:list-item>
              </text:list>
            </text:list-item>
          </text:list>
        </text:list-item>
        <text:list-item>
          <text:p text:style-name="P7">کنترل مرحله ها:</text:p>
          <text:list>
            <text:list-item>
              <text:p text:style-name="P7">بازی حاوی پنج مرحله است.</text:p>
            </text:list-item>
            <text:list-item>
              <text:p text:style-name="P7">تعداد کلمه های ارائه شده در هر بلوک از متن، معادل شماره مرحله است.</text:p>
            </text:list-item>
          </text:list>
        </text:list-item>
        <text:list-item>
          <text:p text:style-name="P3">کنترل ضربدرها: اگر تعداد ضربدرهای قرمز بیش از سه مورد شده بازی باز Game Over شود<text:span text:style-name="T2">. این مورد توسط شیء کنترل کننده تایپ قابل تشخیص است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RANMarker" svg:font-family="IRANMark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778cm" fo:margin-bottom="1.778cm" fo:margin-left="1.778cm" fo:margin-right="1.778cm" fo:background-color="#000000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19T01:10:33</meta:creation-date>
    <dc:language>en-US</dc:language>
    <dc:date>2023-07-24T20:55:32.676000000</dc:date>
    <meta:editing-cycles>26</meta:editing-cycles>
    <meta:editing-duration>PT3H7M2S</meta:editing-duration>
    <meta:generator>LibreOffice/7.1.5.2$Windows_x86 LibreOffice_project/85f04e9f809797b8199d13c421bd8a2b025d52b5</meta:generator>
    <meta:document-statistic meta:table-count="0" meta:image-count="0" meta:object-count="0" meta:page-count="2" meta:paragraph-count="20" meta:word-count="228" meta:character-count="1042" meta:non-whitespace-character-count="853"/>
  </office:meta>
</office:document-meta>
</file>